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2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75cm" svg:height="8.25cm" svg:x="2.25cm" svg:y="3.75cm">
          <draw:text-box>
            <text:p>Some text on page 1</text:p>
          </draw:text-box>
        </draw:frame>
      </draw:page>
      <draw:page draw:name="page2" draw:style-name="dp1" draw:master-page-name="Standard">
        <draw:frame draw:style-name="gr2" draw:text-style-name="P1" draw:layer="layout" svg:width="15.25cm" svg:height="3.494cm" svg:x="3.5cm" svg:y="10.5cm">
          <draw:text-box>
            <text:p>Some text and a link on page 2:</text:p>
            <text:p><text:span text:style-name="T1"><text:a xlink:href="https://libreoffice.org/" xlink:type="simple">https://libreoffice.org/</text:a></text:span></text:p>
            <text:p><text:span text:style-name="T1"/></text:p>
          </draw:text-box>
        </draw:frame>
      </draw:page>
      <draw:page draw:name="page3" draw:style-name="dp1" draw:master-page-name="Standard">
        <draw:frame draw:style-name="gr3" draw:text-style-name="P1" draw:layer="layout" svg:width="11.75cm" svg:height="6cm" svg:x="3.75cm" svg:y="9.75cm">
          <draw:text-box>
            <text:p>Some text on page 3</text:p>
            <text:p/>
            <text:p/>
            <text:p/>
            <text:p>To reproduce the bug:</text:p>
            <text:p/>
            <text:p>File &gt; Export as &gt; Export as PDF</text:p>
            <text:p>Pages 2-3 onl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30T12:01:24.694000000</meta:creation-date>
    <dc:date>2021-03-30T12:36:56.123000000</dc:date>
    <meta:editing-duration>PT13M43S</meta:editing-duration>
    <meta:editing-cycles>2</meta:editing-cycles>
    <meta:generator>LibreOffice/7.1.1.2$Windows_X86_64 LibreOffice_project/fe0b08f4af1bacafe4c7ecc87ce55bb426164676</meta:generator>
    <meta:document-statistic meta:object-count="3"/>
  </office:meta>
</office:document-meta>
</file>